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100e" officeooo:paragraph-rsid="001b100e"/>
    </style:style>
    <style:style style:name="P2" style:family="paragraph" style:parent-style-name="Text_20_body">
      <style:text-properties officeooo:rsid="001d7138" officeooo:paragraph-rsid="001d7138"/>
    </style:style>
    <style:style style:name="P3" style:family="paragraph" style:parent-style-name="Subtitle">
      <style:text-properties officeooo:rsid="001d7138" officeooo:paragraph-rsid="001d7138"/>
    </style:style>
    <style:style style:name="P4" style:family="paragraph" style:parent-style-name="Text_20_body" style:list-style-name="L2">
      <style:text-properties officeooo:rsid="001b100e" officeooo:paragraph-rsid="001c01af"/>
    </style:style>
    <style:style style:name="P5" style:family="paragraph" style:parent-style-name="Text_20_body" style:list-style-name="L2">
      <style:text-properties officeooo:rsid="001b9598" officeooo:paragraph-rsid="001c01af"/>
    </style:style>
    <style:style style:name="P6" style:family="paragraph" style:parent-style-name="Text_20_body" style:list-style-name="L3">
      <style:text-properties officeooo:rsid="001c01af" officeooo:paragraph-rsid="001c01af"/>
    </style:style>
    <style:style style:name="P7" style:family="paragraph" style:parent-style-name="Text_20_body" style:list-style-name="L3">
      <style:text-properties officeooo:rsid="001f4cb0" officeooo:paragraph-rsid="001f4cb0"/>
    </style:style>
    <style:style style:name="P8" style:family="paragraph" style:parent-style-name="Text_20_body" style:list-style-name="L3">
      <style:text-properties officeooo:rsid="001fdb45" officeooo:paragraph-rsid="001fdb45"/>
    </style:style>
    <style:style style:name="P9" style:family="paragraph" style:parent-style-name="Text_20_body" style:list-style-name="L3">
      <style:text-properties officeooo:rsid="00210963" officeooo:paragraph-rsid="00210963"/>
    </style:style>
    <style:style style:name="P10" style:family="paragraph" style:parent-style-name="Text_20_body" style:list-style-name="L3">
      <style:text-properties officeooo:rsid="0022edda" officeooo:paragraph-rsid="0022edda"/>
    </style:style>
    <style:style style:name="P11" style:family="paragraph" style:parent-style-name="Text_20_body" style:list-style-name="L2">
      <style:text-properties officeooo:rsid="0023c4e3" officeooo:paragraph-rsid="0023c4e3"/>
    </style:style>
    <style:style style:name="P12" style:family="paragraph" style:parent-style-name="Heading_20_1" style:list-style-name="L1">
      <style:text-properties officeooo:rsid="001c01af" officeooo:paragraph-rsid="001c01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DAS Y TO DO</text:p>
      <text:p text:style-name="P3">Práctica de programación paralela con OpenMP</text:p>
      <text:p text:style-name="P2"/>
      <text:list xml:id="list1856693592" text:style-name="L1">
        <text:list-item>
          <text:h text:style-name="P12" text:outline-level="1">DUDAS</text:h>
        </text:list-item>
      </text:list>
      <text:list xml:id="list3169786069" text:style-name="L2">
        <text:list-item>
          <text:p text:style-name="P4">Archivo stepbystep binario ejecutable???</text:p>
        </text:list-item>
        <text:list-item>
          <text:p text:style-name="P11">como medir tiempos medios por iteración del programa original de referencia nasteroids2019?</text:p>
        </text:list-item>
        <text:list-item>
          <text:p text:style-name="P5">Evaluación de secuencial y paralelo segúyn binario nasteroids??? (ver aviso aula global)</text:p>
        </text:list-item>
        <text:list-item>
          <text:p text:style-name="P5"/>
        </text:list-item>
      </text:list>
      <text:list xml:id="list204941056709013" text:continue-list="list1856693592" text:style-name="L1">
        <text:list-item>
          <text:h text:style-name="P12" text:outline-level="1">TO DO</text:h>
        </text:list-item>
      </text:list>
      <text:p text:style-name="P1"/>
      <text:list xml:id="list3809597341" text:style-name="L3">
        <text:list-item>
          <text:p text:style-name="P6">Revisar que no sólo los rebotes y TAMBIÉN los cálculos de fuerzas se tengan en cuenta sólo cuando la distancia sea mayor de 5.</text:p>
        </text:list-item>
        <text:list-item>
          <text:p text:style-name="P7">Revisar si se puede divir en varias líneas las que son demasiado largas</text:p>
        </text:list-item>
        <text:list-item>
          <text:p text:style-name="P8">Revisar el orden de las funciones en la metodos.h para que sigan el mismo orden lógico que en el main.</text:p>
        </text:list-item>
        <text:list-item>
          <text:p text:style-name="P9">Revisar las ecuaciones de cada cálculo.</text:p>
        </text:list-item>
        <text:list-item>
          <text:p text:style-name="P10">Cmprobar correcto funcionamiento de versión secuencial en guernika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2:00:37.367937110</meta:creation-date>
    <dc:date>2019-11-17T20:49:39.918289428</dc:date>
    <meta:editing-duration>PT5M4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4" meta:character-count="712" meta:non-whitespace-character-count="612"/>
  </office:meta>
</office:document-meta>
</file>